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4100000606188E9DE364CB62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-30%" draw:contrast="30%" draw:gamma="100%" draw:red="0%" draw:green="0%" draw:blue="0%" fo:clip="rect(4.619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7.999cm" svg:height="35.344cm" svg:x="1.196cm" svg:y="2.5cm">
          <draw:image xlink:href="Pictures/100002010000074100000606188E9DE364CB62B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5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33:23.410251480</meta:creation-date>
    <dc:date>2022-03-22T10:37:39.803788588</dc:date>
    <meta:editing-duration>PT3M3S</meta:editing-duration>
    <meta:editing-cycles>2</meta:editing-cycles>
    <meta:generator>LibreOffice/6.4.7.2$Linux_X86_64 LibreOffice_project/40$Build-2</meta:generator>
    <meta:document-statistic meta:object-count="1"/>
  </office:meta>
</office:document-meta>
</file>